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Liberation Serif1" svg:font-family="'Liberation Serif'"/>
    <style:font-face style:name="Nexus Sans" svg:font-family="'Nexus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officeooo:rsid="00198d6e" officeooo:paragraph-rsid="00198d6e"/>
    </style:style>
    <style:style style:name="P5" style:family="paragraph" style:parent-style-name="Standard">
      <style:text-properties officeooo:rsid="001ae606" officeooo:paragraph-rsid="001ae606"/>
    </style:style>
    <style:style style:name="P6" style:family="paragraph" style:parent-style-name="Standard">
      <style:text-properties officeooo:rsid="001be169" officeooo:paragraph-rsid="001be169"/>
    </style:style>
    <style:style style:name="P7" style:family="paragraph" style:parent-style-name="Standard">
      <style:text-properties fo:color="#2a6099" officeooo:rsid="00198d6e" officeooo:paragraph-rsid="001be169"/>
    </style:style>
    <style:style style:name="P8" style:family="paragraph" style:parent-style-name="Standard">
      <style:text-properties fo:color="#2a6099" officeooo:rsid="001be169" officeooo:paragraph-rsid="001be169"/>
    </style:style>
    <style:style style:name="P9" style:family="paragraph" style:parent-style-name="Standard">
      <style:text-properties officeooo:rsid="0018c218" officeooo:paragraph-rsid="0018c218"/>
    </style:style>
    <style:style style:name="P10" style:family="paragraph" style:parent-style-name="Standard">
      <style:text-properties officeooo:rsid="001525c2" officeooo:paragraph-rsid="001be169"/>
    </style:style>
    <style:style style:name="P11" style:family="paragraph" style:parent-style-name="Standard">
      <style:text-properties officeooo:paragraph-rsid="0018c218"/>
    </style:style>
    <style:style style:name="P12" style:family="paragraph" style:parent-style-name="Standard">
      <style:text-properties fo:color="#729fcf" fo:font-weight="normal" officeooo:rsid="0021c1cd" officeooo:paragraph-rsid="001be169"/>
    </style:style>
    <style:style style:name="P13" style:family="paragraph" style:parent-style-name="Text_20_body">
      <style:text-properties officeooo:paragraph-rsid="001be169"/>
    </style:style>
    <style:style style:name="P14" style:family="paragraph" style:parent-style-name="Standard" style:list-style-name="L1">
      <style:text-properties officeooo:rsid="001be169" officeooo:paragraph-rsid="001be169"/>
    </style:style>
    <style:style style:name="P15" style:family="paragraph" style:parent-style-name="Standard" style:list-style-name="L2">
      <style:text-properties fo:color="#2a6099" officeooo:rsid="001be169" officeooo:paragraph-rsid="001be169"/>
    </style:style>
    <style:style style:name="P16" style:family="paragraph" style:parent-style-name="Standard">
      <style:paragraph-properties fo:text-align="end" style:justify-single-word="false"/>
    </style:style>
    <style:style style:name="P17" style:family="paragraph" style:parent-style-name="Standard">
      <style:text-properties fo:font-style="italic" fo:font-weight="bold" style:font-style-asian="italic" style:font-weight-asian="bold" style:font-style-complex="italic" style:font-weight-complex="bold"/>
    </style:style>
    <style:style style:name="P18" style:family="paragraph" style:parent-style-name="Standard">
      <style:text-properties officeooo:paragraph-rsid="001a9196"/>
    </style:style>
    <style:style style:name="P19" style:family="paragraph" style:parent-style-name="Text_20_body">
      <style:text-properties officeooo:paragraph-rsid="001be169"/>
    </style:style>
    <style:style style:name="T1" style:family="text">
      <style:text-properties officeooo:rsid="001be169"/>
    </style:style>
    <style:style style:name="T2" style:family="text">
      <style:text-properties fo:font-variant="normal" fo:text-transform="none" fo:color="#505050" style:font-name="Nexus Sans" fo:font-size="10.5500001907349pt" fo:letter-spacing="normal" fo:font-style="normal" fo:font-weight="normal" officeooo:rsid="001be169"/>
    </style:style>
    <style:style style:name="T3" style:family="text">
      <style:text-properties fo:font-variant="normal" fo:text-transform="none" fo:color="#2a6099" style:font-name="Nexus Sans" fo:font-size="10.5500001907349pt" fo:letter-spacing="normal" fo:font-style="normal" fo:font-weight="normal" officeooo:rsid="001be169"/>
    </style:style>
    <style:style style:name="T4" style:family="text">
      <style:text-properties officeooo:rsid="001ff86d"/>
    </style:style>
    <style:style style:name="T5" style:family="text">
      <style:text-properties officeooo:rsid="0027ae23"/>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27ae23" style:font-size-asian="16pt" style:font-weight-asian="bold" style:font-size-complex="16pt" style:font-weight-complex="bold"/>
    </style:style>
    <style:style style:name="T8" style:family="text">
      <style:text-properties officeooo:rsid="001a9196"/>
    </style:style>
    <style:style style:name="T9" style:family="text">
      <style:text-properties fo:color="#2a609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board – Data Science Career Track</text:p>
      <text:p text:style-name="P16"><text:span text:style-name="T6">Capstone 2 Project: </text:span><text:span text:style-name="T7">Problem Summary</text:span></text:p>
      <text:p text:style-name="P2">by: Tamara Horne</text:p>
      <text:p text:style-name="P3"/>
      <text:p text:style-name="P3">Problem Statement</text:p>
      <text:p text:style-name="Standard"/>
      <text:p text:style-name="P9">How can state governments add to or expand their public transportation offerings in their metropolitan areas five years from now with the least negative impact on the safety of its population?</text:p>
      <text:p text:style-name="P11"/>
      <text:p text:style-name="Standard"/>
      <text:p text:style-name="P3">Context</text:p>
      <text:p text:style-name="Standard"/>
      <text:p text:style-name="P4">When states find their metropolitan areas growing both in population and in spread, they often begin to consider additions to or expansions of their public transportation options. <text:s/>Tennessee, for example, has seen a huge increase in the population in the Nashville area and has considered adding light rail from the airport to the convention center. <text:s/>The National Transit Database contains a wealth of information about accidents, injuries, and fatalities involving various forms of public transportation throughout the United States from 2014-present day. <text:s/>The state departments of transportation would like to know which features have the greatest influence on safety for the various modes of transportation, so they can better understand which modes of public transportation would be good candidates for their growing metropolitan areas in the future. <text:s/></text:p>
      <text:p text:style-name="Standard"/>
      <text:p text:style-name="Standard"/>
      <text:p text:style-name="P3">Criteria for success</text:p>
      <text:p text:style-name="Standard"/>
      <text:p text:style-name="Standard"><text:bookmark text:name="docs-internal-guid-0aa269fc-7fff-1b6a-7179-62de50f4884e"/>There are two criteria that define the success of this project:</text:p>
      <text:p text:style-name="Standard"/>
      <text:p text:style-name="Standard">(a) Build regression models that tie past information about public transportation safety with the same metrics in the future—<text:span text:style-name="T4">in </text:span>particular for a horizon of 5 years.</text:p>
      <text:p text:style-name="Standard"/>
      <text:p text:style-name="Standard">(b) Build profiles that explain the current status of public transportation safety that will inform decisions that need to be made in the next 5 years</text:p>
      <text:p text:style-name="Standard"/>
      <text:p text:style-name="Standard"/>
      <text:p text:style-name="P3">Scope of solution space</text:p>
      <text:p text:style-name="Standard"/>
      <text:p text:style-name="P18"><text:span text:style-name="T8">The analysis would consider all available features in the National Transit Database to develop a formula for understanding which mode(s) of public transportation would be the safest for a given metropolitan area now and, if possible, five years in the future. <text:s/></text:span></text:p>
      <text:p text:style-name="Standard"/>
      <text:p text:style-name="Standard"/>
      <text:p text:style-name="P3">Constraints within solution space</text:p>
      <text:p text:style-name="Standard"/>
      <text:p text:style-name="P5">A state government would need to consider many factors which are outside of the scope of this study when making a decision about adding to or expanding public transportation in their metropolitan areas. <text:s/>This study is constrained to the understanding of the safety implications.</text:p>
      <text:p text:style-name="Standard"/>
      <text:p text:style-name="Standard"/>
      <text:p text:style-name="P3"><text:soft-page-break/>Stakeholders to provide key insight</text:p>
      <text:p text:style-name="Standard"/>
      <text:p text:style-name="P6">For each state’s Department of Transportation who requests insight, the stakeholders would include:</text:p>
      <text:list xml:id="list2615306612" text:style-name="L1">
        <text:list-item>
          <text:p text:style-name="P14">Commissioner</text:p>
        </text:list-item>
        <text:list-item>
          <text:p text:style-name="P14">Deputy Commissioner/Chief Engineer</text:p>
        </text:list-item>
        <text:list-item>
          <text:p text:style-name="P14">Deputy Commissioner/Chief of Environment and Planning</text:p>
        </text:list-item>
        <text:list-item>
          <text:p text:style-name="P14">Head of Long Range Planning</text:p>
        </text:list-item>
        <text:list-item>
          <text:p text:style-name="P14">Head of Strategic Transportation Investments</text:p>
        </text:list-item>
      </text:list>
      <text:p text:style-name="Standard"/>
      <text:p text:style-name="Standard"/>
      <text:p text:style-name="P3">Key data sources</text:p>
      <text:p text:style-name="P4"/>
      <text:p text:style-name="P6">National Transit Database:</text:p>
      <text:p text:style-name="P13"><text:a xlink:type="simple" xlink:href="https://datahub.transportation.gov/Public-Transit/Monthly-Modal-Time-Series/5ti2-5uiv" text:style-name="Internet_20_link" text:visited-style-name="Visited_20_Internet_20_Link"><text:span text:style-name="T2">https://datahub.transportation.gov/Public-Transit/Monthly-Modal-Time-Series/5ti2-5uiv</text:span></text:a></text:p>
      <text:p text:style-name="P13"><text:span text:style-name="T3"/></text:p>
      <text:p text:style-name="P10"/>
      <text:p text:style-name="P10"/>
      <text:p text:style-name="P10"/>
      <text:p text:style-name="P10"/>
      <text:p text:style-name="P10"/>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Liberation Serif1" svg:font-family="'Liberation Serif'"/>
    <style:font-face style:name="Nexus Sans" svg:font-family="'Nexus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0-21T09:40:53.925302340</meta:creation-date>
    <dc:date>2022-10-23T15:11:29.611322534</dc:date>
    <meta:editing-duration>PT1H47M59S</meta:editing-duration>
    <meta:editing-cycles>16</meta:editing-cycles>
    <meta:generator>LibreOffice/6.3.6.2$MacOSX_X86_64 LibreOffice_project/2196df99b074d8a661f4036fca8fa0cbfa33a497</meta:generator>
    <meta:document-statistic meta:table-count="0" meta:image-count="0" meta:object-count="0" meta:page-count="2" meta:paragraph-count="25" meta:word-count="384" meta:character-count="2590" meta:non-whitespace-character-count="2228"/>
  </office:meta>
</office:document-meta>
</file>